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328612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Default_20_Text">
      <style:paragraph-properties fo:margin-top="0.111in" fo:margin-bottom="0in" style:contextual-spacing="false"/>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normal" style:font-style-asian="normal" style:font-style-complex="normal"/>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paragraph-properties fo:text-align="center" style:justify-single-word="false"/>
      <style:text-properties fo:color="#ff0000" fo:font-style="italic" style:font-style-asian="italic"/>
    </style:style>
    <style:style style:name="P7" style:family="paragraph" style:parent-style-name="Body">
      <style:text-properties fo:language="en" fo:country="GB"/>
    </style:style>
    <style:style style:name="P8" style:family="paragraph" style:parent-style-name="Body">
      <style:text-properties fo:color="#000000" fo:font-style="normal" style:font-style-asian="normal" style:font-style-complex="normal"/>
    </style:style>
    <style:style style:name="P9" style:family="paragraph" style:parent-style-name="Body">
      <style:paragraph-properties fo:text-align="start" style:justify-single-word="false"/>
      <style:text-properties fo:color="#000000" fo:font-style="normal" style:font-style-asian="normal" style:font-style-complex="normal"/>
    </style:style>
    <style:style style:name="P10" style:family="paragraph" style:parent-style-name="Abstract">
      <style:text-properties fo:font-size="16pt" fo:font-weight="bold" style:font-size-asian="16pt" style:font-weight-asian="bold"/>
    </style:style>
    <style:style style:name="P11" style:family="paragraph" style:parent-style-name="Abstract">
      <style:text-properties fo:language="en" fo:country="US"/>
    </style:style>
    <style:style style:name="P12" style:family="paragraph" style:parent-style-name="Default_20_Text">
      <style:paragraph-properties style:text-autospace="none"/>
      <style:text-properties fo:color="#000000" style:font-name="ArialMT" fo:font-size="10pt" fo:font-style="normal" style:font-name-asian="ArialMT" style:font-size-asian="10pt" style:font-style-asian="normal" style:font-name-complex="ArialMT" style:font-size-complex="10pt" style:font-style-complex="normal"/>
    </style:style>
    <style:style style:name="P13" style:family="paragraph" style:parent-style-name="Default_20_Text">
      <style:paragraph-properties fo:text-align="start" style:justify-single-word="false" style:text-autospace="none"/>
      <style:text-properties fo:color="#000000" style:font-name="ArialMT" fo:font-size="10pt" fo:font-style="normal" style:font-name-asian="ArialMT" style:font-size-asian="10pt" style:font-style-asian="normal" style:font-name-complex="ArialMT" style:font-size-complex="10pt" style:font-style-complex="normal"/>
    </style:style>
    <style:style style:name="P14" style:family="paragraph" style:parent-style-name="Default_20_Text">
      <style:text-properties fo:color="#ff0000" fo:font-style="italic" fo:font-weight="bold" style:font-style-asian="italic" style:font-weight-asian="bold"/>
    </style:style>
    <style:style style:name="P15" style:family="paragraph" style:parent-style-name="Heading_20_1">
      <style:paragraph-properties fo:break-before="page"/>
      <style:text-properties fo:language="fr" fo:country="FR"/>
    </style:style>
    <style:style style:name="P16" style:family="paragraph" style:parent-style-name="Document_20_Title" style:master-page-name="First_20_Page">
      <style:paragraph-properties style:page-number="auto"/>
      <style:text-properties fo:font-size="10pt" fo:font-style="italic" style:font-size-asian="10pt" style:font-style-asian="italic"/>
    </style:style>
    <style:style style:name="P17" style:family="paragraph" style:parent-style-name="Standard">
      <style:text-properties style:font-name="Arial" fo:font-size="9pt" fo:language="en" fo:country="US" officeooo:paragraph-rsid="0006ade4" style:font-size-asian="9pt" style:font-size-complex="9pt" style:language-complex="ar" style:country-complex="SA"/>
    </style:style>
    <style:style style:name="P18" style:family="paragraph" style:parent-style-name="Standard">
      <style:text-properties style:font-name="Arial" fo:language="en" fo:country="US" officeooo:rsid="001febee" officeooo:paragraph-rsid="0006ade4" style:language-complex="ar" style:country-complex="SA"/>
    </style:style>
    <style:style style:name="P19" style:family="paragraph" style:parent-style-name="Standard">
      <style:text-properties style:font-name="Arial" fo:language="en" fo:country="US" officeooo:paragraph-rsid="0006ade4" style:language-complex="ar" style:country-complex="SA"/>
    </style:style>
    <style:style style:name="P20" style:family="paragraph" style:parent-style-name="Default_20_Text" style:list-style-name="L1">
      <style:paragraph-properties style:text-autospace="none"/>
    </style:style>
    <style:style style:name="P21" style:family="paragraph" style:parent-style-name="Default_20_Text" style:list-style-name="L2">
      <style:paragraph-properties style:text-autospace="none"/>
      <style:text-properties style:font-name="ArialMT" fo:font-size="10pt" fo:font-style="normal" style:font-name-asian="ArialMT" style:font-size-asian="10pt" style:font-style-asian="normal" style:font-name-complex="ArialMT" style:font-size-complex="10pt" style:font-style-complex="normal"/>
    </style:style>
    <style:style style:name="P22" style:family="paragraph" style:parent-style-name="Default_20_Text" style:list-style-name="L2">
      <style:paragraph-properties style:text-autospace="none"/>
      <style:text-properties fo:color="#000000" style:font-name="ArialMT" fo:font-size="10pt" fo:font-style="normal" style:font-name-asian="ArialMT" style:font-size-asian="10pt" style:font-style-asian="normal" style:font-name-complex="ArialMT" style:font-size-complex="10pt" style:font-style-complex="normal"/>
    </style:style>
    <style:style style:name="P23" style:family="paragraph" style:parent-style-name="Body" style:list-style-name="L1">
      <style:text-properties fo:font-style="normal" style:font-style-asian="normal" style:font-style-complex="normal"/>
    </style:style>
    <style:style style:name="P24" style:family="paragraph" style:parent-style-name="Body">
      <style:paragraph-properties fo:text-align="start" style:justify-single-word="false"/>
      <style:text-properties fo:font-size="12pt" fo:language="en" fo:country="US" fo:font-weight="bold" officeooo:rsid="001febee" officeooo:paragraph-rsid="0006ade4" style:font-size-asian="12pt" style:font-weight-asian="bold" style:font-size-complex="12pt" style:language-complex="ar" style:country-complex="SA"/>
    </style:style>
    <style:style style:name="P25" style:family="paragraph" style:parent-style-name="Body">
      <style:text-properties fo:language="en" fo:country="US" officeooo:rsid="001febee" officeooo:paragraph-rsid="0006ade4" style:language-complex="ar" style:country-complex="SA"/>
    </style:style>
    <style:style style:name="P26" style:family="paragraph" style:parent-style-name="Body">
      <style:text-properties officeooo:paragraph-rsid="0006ade4"/>
    </style:style>
    <style:style style:name="P27" style:family="paragraph" style:parent-style-name="Heading_20_2">
      <style:text-properties fo:language="fr" fo:country="FR"/>
    </style:style>
    <style:style style:name="P28" style:family="paragraph" style:parent-style-name="Heading_20_2">
      <style:text-properties fo:language="en" fo:country="US" officeooo:rsid="0021c380" officeooo:paragraph-rsid="0006ade4" style:language-complex="ar" style:country-complex="SA"/>
    </style:style>
    <style:style style:name="P29" style:family="paragraph" style:parent-style-name="Heading_20_2">
      <style:text-properties fo:language="en" fo:country="US" officeooo:rsid="001febee" officeooo:paragraph-rsid="0006ade4" style:language-complex="ar" style:country-complex="SA"/>
    </style:style>
    <style:style style:name="P3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color="#000000" fo:font-style="normal" style:font-style-asian="normal" style:font-style-complex="normal"/>
    </style:style>
    <style:style style:name="T4" style:family="text">
      <style:text-properties fo:color="#000000" style:font-name="Arial1" fo:font-size="10pt" style:font-name-asian="ArialMT" style:font-size-asian="10pt" style:font-name-complex="ArialMT" style:font-size-complex="10pt"/>
    </style:style>
    <style:style style:name="T5" style:family="text">
      <style:text-properties officeooo:rsid="00050f3a"/>
    </style:style>
    <style:style style:name="T6" style:family="text">
      <style:text-properties fo:language="en" fo:country="US" officeooo:rsid="001febee"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2" draw:name="graphics1" text:anchor-type="paragraph" svg:width="7in" svg:height="3.1075in" draw:z-index="0"><draw:image xlink:href="Pictures/1000020100000427000001D8328612BC.png" xlink:type="simple" xlink:show="embed" xlink:actuate="onLoad"/></draw:frame></text:p>
      <text:p text:style-name="Document_20_Title"><text:user-defined style:data-style-name="N0" text:name="RFP Title">RFP 159 JavaScript Microservices</text:user-defined></text:p>
      <text:p text:style-name="Document_20_Title"><text:span text:style-name="T1">Draft<text:line-break/><text:line-break/></text:span><text:span text:style-name="T1"><text:page-count style:num-format="1">8</text:page-count></text:span><text:span text:style-name="T1"> Pages</text:span></text:p>
      <text:p text:style-name="P10">Abstract</text:p>
      <text:p text:style-name="P11">Discusses the need for a specification to make JavaScript a first-class target for OSGi Microservice concepts.</text:p>
      <text:p text:style-name="P6"/>
      <text:h text:style-name="P15" text:outline-level="1">Document Information</text:h>
      <text:h text:style-name="P28" text:outline-level="2">License</text:h>
      <text:p text:style-name="P24">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8">I HEREBY ACKNOWLEDGE AND AGREE TO THE TERMS AND CONDITIONS DELINEATED ABOVE.</text:p>
      <text:h text:style-name="P29" text:outline-level="2">Trademarks</text:h>
      <text:p text:style-name="P2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9" text:outline-level="2">Feedback</text:h>
      <text:p text:style-name="P26"><text:span text:style-name="T6">This document can be downloaded from the OSGi Alliance design repository at </text:span><text:a xlink:type="simple" xlink:href="https://github.com/osgi/design"><text:span text:style-name="T6">https://github.com/osgi/design</text:span></text:a><text:span text:style-name="T6"> The public can provide feedback about this document by opening a bug at https://www.osgi.org/bugzilla/.</text:span></text:p>
      <text:h text:style-name="P2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1">0 Document Information<text:tab/>2</text:p>
          <text:p text:style-name="P30">0.1 License<text:tab/>2</text:p>
          <text:p text:style-name="P30">0.2 Trademarks<text:tab/>3</text:p>
          <text:p text:style-name="P30">0.3 Feedback<text:tab/>3</text:p>
          <text:p text:style-name="P30">0.4 Table of Contents<text:tab/>3</text:p>
          <text:p text:style-name="P30">0.5 Terminology and Document Conventions<text:tab/>4</text:p>
          <text:p text:style-name="P30">0.6 Revision History<text:tab/>4</text:p>
          <text:p text:style-name="P31">1 Introduction<text:tab/>4</text:p>
          <text:p text:style-name="P31">2 Application Domain<text:tab/>5</text:p>
          <text:p text:style-name="P30">2.1 Terminology + Abbreviations<text:tab/>5</text:p>
          <text:p text:style-name="P31">3 Problem Description<text:tab/>6</text:p>
          <text:p text:style-name="P31">4 Use Cases<text:tab/>6</text:p>
          <text:p text:style-name="P30">4.1 Web-based Tooling Platform<text:tab/>6</text:p>
          <text:p text:style-name="P30">4.2 Node Application Services<text:tab/>6</text:p>
          <text:p text:style-name="P30">4.3 Service implementations in alternate languages<text:tab/>7</text:p>
          <text:p text:style-name="P31">5 Requirements<text:tab/>7</text:p>
          <text:p text:style-name="P30"><text:soft-page-break/>5.1 Basic<text:tab/>7</text:p>
          <text:p text:style-name="P31">6 Document Support<text:tab/>7</text:p>
          <text:p text:style-name="P30">6.1 References<text:tab/>7</text:p>
          <text:p text:style-name="P30">6.2 Author’s Address<text:tab/>8</text:p>
          <text:p text:style-name="P30">6.3 End of Document<text:tab/>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2">Source code is shown in this typeface</text:span>.</text:p>
      <text:h text:style-name="Heading_20_2" text:outline-level="2">Revision History</text:h>
      <text:p text:style-name="P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3-04-08">
            <text:p text:style-name="P3">04/08/13</text:p>
          </table:table-cell>
          <table:table-cell table:style-name="Table1.C1" office:value-type="string">
            <text:p text:style-name="P3">Simon Kaegi, Initial Draft</text:p>
          </table:table-cell>
        </table:table-row>
      </table:table>
      <text:p text:style-name="Body"/>
      <text:h text:style-name="Heading_20_1" text:outline-level="1">Introduction</text:h>
      <text:p text:style-name="P8">This RFP discusses the need and requirements for a JavaScript implementation of the OSGi service layer. JavaScript is increasingly being used as a systems language and the lack of an inter-operable and well delineated story for service find, bind, and use is leading to wasted effort and re-invention of concepts already well understood in the OSGi community.</text:p>
      <text:p text:style-name="P8">Ideas around “Universal OSGi” have been discussed since R3 and earlier. The current JavaScript concepts being used for this RFP come from the JavaScript OSGi Microservice implementation used by the Eclipse Orion project. This implementation was in turn based on earlier work done as a part of Eclipse's e4 cross-language support.</text:p>
      <text:h text:style-name="Heading_20_1" text:outline-level="1"><text:soft-page-break/>Application Domain</text:h>
      <text:p text:style-name="P9">From its humble origins in 1996 JavaScript has ridden the success of the web browser to become one of the most ubiquitous and commonly used programming languages. In particular, the last five years have seen huge improvements in language performance and more recently JavaScript has become an increasingly popular choice as a server-side and general purpose systems language.</text:p>
      <text:p text:style-name="P9">With this recent upbeat in interest the JavaScript community has been very actively developing new libraries and frameworks. Concerns like modularity are now important and there is broad consensus around the use of CommonJS “require” as its basis with two main variants: Node.js require and AMD (Asynchronous Module Definition). “require” is a building block for modularity and provides functionality similar to Java class-loading or C style imports. There is an excellent possibility JavaScript will provide first-class language level support for modules in EcmaScript 6, the next release of the language.</text:p>
      <text:p text:style-name="P9">“require” places no strict requirement on packaging however when creating a library one frequently “packages” several modules together. This concept of packages has in particular taken hold in the Node.js community where NPM is used as the “node package manager”. Node packages are named and versioned and can declare dependency on another named and versioned package however unlike OSGi bundles do not provide API metadata. Similar to Java's JAR hell and Windows DLL Hell there is the concept of NPM hell to describe problems created with versioning inter-operabilities.</text:p>
      <text:p text:style-name="P9"/>
      <text:p text:style-name="P9">JavaScript is not multi-threaded and also does not provide co-routine support. It's processing model is event-loop based where each turn has run to completion semantics. As a result any blocking operations (for example synchronous use of XMLHttpRequest) are considered an anti-pattern and dangerous at best. Subsequently non-blocking operations with callbacks called upon completion are <text:s/>the norm. </text:p>
      <text:p text:style-name="P9">The use of callbacks in a chain of requests for continuation passing makes code complex and hard to debug and understand. One technique to simplify callback use that is getting widespread recognition is the use of “Promises”, an object that represents an operations eventual result. There is effort to standardize cross-library Promises behavior called “Promises A+” and progress being made to support this interface in browsers in an effort called DOMFutures.</text:p>
      <text:p text:style-name="P9">For the area of extensibility there have been a few efforts to standardize a service interaction model however they have been unsuccessful in reaching broad consensus. Most large JavaScripts projects that rely on having extensibility end up rolling their own variation on the service register, find, and bind model. This has limited inter-operability with other service models and resulted in a cottage industry with (in some cases) countless implementations of the same basic functionality. Tool vendors feel this acutely as they have to adapt to each frameworks ideas around plug-ability and extensibility.</text:p>
      <text:p text:style-name="P9"/>
      <text:h text:style-name="Heading_20_2" text:outline-level="2">Terminology + Abbreviations</text:h>
      <text:p text:style-name="Body">JavaScript Microservices – name given to describe a JavaScript implementation of the OSGi Service Layer</text:p>
      <text:p text:style-name="Body">Promise – a technique used to manage the complexity of non-blocking operation callbacks. An object that r<text:span text:style-name="T3">epresents an operations eventual result and allows register callbacks and errbacks.</text:span></text:p>
      <text:p text:style-name="P8"><text:soft-page-break/>Require – A general term to describe the current state of the art technique for JavaScript module loading.</text:p>
      <text:h text:style-name="Heading_20_1" text:outline-level="1">Problem Description</text:h>
      <text:p text:style-name="P8">There is a lack of standardization around providing meaningful extensibility in JavaScript programs. Improved modularity like what is offered by “Require” is part of the solution but by itself insufficient as it implies coupling to a named module. Ideally there should be no direct coupling to the module providing the implementation and instead just loose coupling to a provider API or service name.</text:p>
      <text:p text:style-name="P8">Getting the details around creating an extensibility API correct is difficult and efforts at OSGi show it requires iteration, and trial and error to get right. Even once one gets the details of such an extensibility API correct there is the challenge to ensure that it is simple to use, easy to understand and implement against.</text:p>
      <text:h text:style-name="Heading_20_1" text:outline-level="1">Use Cases</text:h>
      <text:p text:style-name="P9"/>
      <text:h text:style-name="Heading_20_2" text:outline-level="2">Web-based Tooling Platform</text:h>
      <text:p text:style-name="Body">Developer tooling platforms require strong support for extensibility in order to allow handling all manner of differences in language tooling and parsing, source control, UI customization, key-bindings, editor settings and themes to name just a few. The Eclipse Orion project is committed to using services and service references as the primary means of extensibility. The hope is that by using standards-based interfaces other tool vendors could more efficiently contribute to the developer ecosystem without having to re-adapt code to their own unique system.</text:p>
      <text:h text:style-name="Heading_20_2" text:outline-level="2">Node Application Services</text:h>
      <text:p text:style-name="Body">Its currently <text:s/>a challenge to write back-end JavaScript systems that can support variability on service implementation. In nearly all cases there are significant API difference between two libraries offering similar functionality. It would be tremendously helpful to facilitate specification of back-end service APIs and provide a consumption model.</text:p>
      <text:h text:style-name="Heading_20_2" text:outline-level="2"><text:soft-page-break/>Service implementations in alternate languages</text:h>
      <text:p text:style-name="Body">Many companies have very significant investment in Java that they would like to continue to leverage. By decoupling the service implementation from the requirement we allow the possibility to re-use existing Java-technology without having to rewrite everything. Two examples where this might be useful are: Node.js based systems where Java might be used to provide some service implementation, Eclipse IDE where we might want to use language tooling written in JavaScript .</text:p>
      <text:h text:style-name="Heading_20_1" text:outline-level="1">Requirements</text:h>
      <text:h text:style-name="Heading_20_2" text:outline-level="2">Basic</text:h>
      <text:list xml:id="list6018554718526571274" text:style-name="L1">
        <text:list-item>
          <text:p text:style-name="P23">BA001 - <text:span text:style-name="T4">Create a specification that provides a JavaScript binding of the OSGi Service Layer capabilities</text:span></text:p>
        </text:list-item>
        <text:list-item>
          <text:p text:style-name="P20">BA002 – Must provide API for registering a service with a set of attribute values that describe the service</text:p>
        </text:list-item>
      </text:list>
      <text:list xml:id="list1337498912048935640" text:style-name="L2">
        <text:list-header>
          <text:p text:style-name="P21"/>
        </text:list-header>
        <text:list-item>
          <text:p text:style-name="P22">BA003 – Must provide API for looking up a service. Service lookup must have the ability to filter on the attributes of a service</text:p>
          <text:p text:style-name="P22"/>
        </text:list-item>
        <text:list-item>
          <text:p text:style-name="P22">BA004 – Must provide API for listening to service events. Service listening must have the ability to filter on attributes of the service associated with the service event</text:p>
        </text:list-item>
      </text:list>
      <text:p text:style-name="P13"/>
      <text:list xml:id="list240080460" text:continue-numbering="true" text:style-name="L2">
        <text:list-item>
          <text:p text:style-name="P22">BA005 – The API should not preclude creation of very small implementations</text:p>
        </text:list-item>
      </text:list>
      <text:p text:style-name="P12"/>
      <text:list xml:id="list1416155316" text:continue-numbering="true" text:style-name="L2">
        <text:list-item>
          <text:p text:style-name="P22">BA006 – The API should hide the synchronous/asynchronous nature of a service implementation.</text:p>
        </text:list-item>
      </text:list>
      <text:p text:style-name="P12"/>
      <text:list xml:id="list119289473" text:continue-numbering="true" text:style-name="L2">
        <text:list-item>
          <text:p text:style-name="P22">BA007 – The specification must not require a specific framework or host environment other than an EcmaScript 5 compliant JavaScript run-time.</text:p>
        </text:list-item>
      </text:list>
      <text:h text:style-name="Heading_20_1" text:outline-level="1">Document Support</text:h>
      <text:h text:style-name="Heading_20_2" text:outline-level="2">References</text:h>
      <text:list xml:id="list110633579136005818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Default_20_Text"/>
      <text:p text:style-name="P14"><text:soft-page-break/></text:p>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Simon Kaegi</text:p>
          </table:table-cell>
        </table:table-row>
        <table:table-row table:style-name="Table2.1">
          <table:table-cell table:style-name="Table2.A1" office:value-type="string">
            <text:p text:style-name="P4">Company</text:p>
          </table:table-cell>
          <table:table-cell table:style-name="Table2.B1" office:value-type="string">
            <text:p text:style-name="P4">IBM</text:p>
          </table:table-cell>
        </table:table-row>
        <table:table-row table:style-name="Table2.1">
          <table:table-cell table:style-name="Table2.A1" office:value-type="string">
            <text:p text:style-name="P4">Address</text:p>
          </table:table-cell>
          <table:table-cell table:style-name="Table2.B1" office:value-type="string">
            <text:p text:style-name="P4">770 Palladium Drive, Kanata, Ontario, Canada </text:p>
          </table:table-cell>
        </table:table-row>
        <table:table-row table:style-name="Table2.1">
          <table:table-cell table:style-name="Table2.A1" office:value-type="string">
            <text:p text:style-name="P4">Voice</text:p>
          </table:table-cell>
          <table:table-cell table:style-name="Table2.B1" office:value-type="string">
            <text:p text:style-name="P4">(613) 270-4821</text:p>
          </table:table-cell>
        </table:table-row>
        <table:table-row table:style-name="Table2.1">
          <table:table-cell table:style-name="Table2.A1" office:value-type="string">
            <text:p text:style-name="P2">e-mail</text:p>
          </table:table-cell>
          <table:table-cell table:style-name="Table2.B1" office:value-type="string">
            <text:p text:style-name="P2">Simon_Kaegi@ca.ibm.com</text:p>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name="Helvetica" style:font-name-complex="Tahoma2"/>
    </style:style>
    <style:style style:name="Caption" style:family="paragraph" style:parent-style-name="Default_20_Text" style:class="extra">
      <style:paragraph-properties fo:margin-top="0.0835in" fo:margin-bottom="0.0835in" style:contextual-spacing="false"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Helvetica" style:font-name-complex="Tahoma2"/>
    </style:style>
    <style:style style:name="Heading_20_1" style:display-name="Heading 1" style:family="paragraph" style:parent-style-name="Default_20_Text"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0.7in"/>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0.8in"/>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0.9in"/>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1in"/>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1.1in"/>
        </style:tab-stops>
      </style:paragraph-properties>
    </style:style>
    <style:style style:name="Body" style:family="paragraph" style:parent-style-name="Default_20_Text">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Default_20_Text" style:class="extra">
      <style:paragraph-properties>
        <style:tab-stops>
          <style:tab-stop style:position="3.5in" style:type="center"/>
          <style:tab-stop style:position="7.15in" style:type="right"/>
        </style:tab-stops>
      </style:paragraph-properties>
    </style:style>
    <style:style style:name="Footer" style:family="paragraph" style:parent-style-name="Default_20_Text"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Default_20_Text">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Default_20_Text"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Default_20_Text">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Default_20_Text"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Default_20_Text">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Default_20_Text"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Default_20_Text">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Default_20_Text"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Default_20_Text">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Default_20_Text">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Default_20_Text">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left="0.278in" fo:margin-right="0in" fo:text-indent="-0.278in" style:auto-text-indent="false"/>
    </style:style>
    <style:style style:name="Reference" style:family="paragraph" style:parent-style-name="Default_20_Text"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Default_20_Text">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left="0in" fo:margin-right="0in" fo:margin-top="0.0693in" fo:margin-bottom="0.0693in" style:contextual-spacing="false" fo:text-align="start" style:justify-single-word="false" fo:orphans="0" fo:widows="0" fo:text-indent="0in" style:auto-text-indent="false"/>
      <style:text-properties style:font-name="Arial"/>
    </style:style>
    <style:style style:name="Document_20_Map" style:display-name="Document Map" style:family="paragraph" style:parent-style-name="Default_20_Text">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Default_20_Text">
      <style:paragraph-properties fo:margin-top="0.111in" fo:margin-bottom="0in" style:contextual-spacing="false"/>
    </style:style>
    <style:style style:name="MT1" style:family="text">
      <style:text-properties officeooo:rsid="00050f3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18">
      <number:day/>
      <number:text> </number:text>
      <number:month number:style="long" number:textual="true"/>
      <number:text> </number:text>
      <number:year number:style="long"/>
    </number:date-style>
    <number:date-style style:name="N119">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4"><draw:image xlink:href="Pictures/1000020100000427000001D8328612BC.png" xlink:type="simple" xlink:show="embed" xlink:actuate="onLoad"/></draw:frame><text:tab/><text:user-defined style:data-style-name="N0" text:name="RFP Title">RFP 159 JavaScript Microservices</text:user-defined><text:tab/>Page <text:page-number text:select-page="current">3</text:page-number> of <text:page-count style:num-format="1">8</text:page-count></text:p>
        <text:p text:style-name="Header"/>
        <text:p text:style-name="Header"><text:tab/>Draft<text:tab/><text:modification-date style:data-style-name="N118">23 July 2013</text:modification-date></text:p>
      </style:header>
      <style:footer>
        <text:p text:style-name="Footer">Copyright © <text:span text:style-name="MT1">OSGi Alliance</text:span> <text:modification-date style:data-style-name="N119">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span text:style-name="MT1">OSGi Alliance</text:span> <text:modification-date style:data-style-name="N119">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13-04-08T10:52:40</meta:creation-date>
    <meta:editing-cycles>17</meta:editing-cycles>
    <meta:editing-duration>PT16H39M28S</meta:editing-duration>
    <dc:date>2013-07-23T18:24:17</dc:date>
    <dc:creator>BJ Hargrave</dc:creator>
    <meta:document-statistic meta:table-count="2" meta:image-count="2" meta:object-count="0" meta:page-count="8" meta:paragraph-count="107" meta:word-count="2347" meta:character-count="15287" meta:non-whitespace-character-count="13043"/>
    <meta:user-defined meta:name="Company">IBM</meta:user-defined>
    <meta:user-defined meta:name="Info 3"/>
    <meta:user-defined meta:name="Info 4"/>
    <meta:user-defined meta:name="RFP Title">RFP 159 JavaScript Microservices</meta:user-defined>
  </office:meta>
</office:document-meta>
</file>